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paragraph-rsid="0016928d"/>
    </style:style>
    <style:style style:name="P2"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8b450e" officeooo:paragraph-rsid="001d268d"/>
    </style:style>
    <style:style style:name="T1" style:family="text">
      <style:text-properties fo:font-weight="bold" officeooo:rsid="000cf68a" style:font-weight-asian="bold" style:font-weight-complex="bold"/>
    </style:style>
    <style:style style:name="T2" style:family="text">
      <style:text-properties officeooo:rsid="000cf68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m1" text:anchor-type="paragraph" svg:y="0cm" svg:width="8.888cm" svg:height="6.666cm" draw:z-index="0"><draw:image xlink:href="../tijelas.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2">This project is to the disadvantaged population. At the same time is a project with feasibility for any country whatever the economy in which it is inserted. Being an agricultural charisma project aims to automatism the food production, with the viability of the fact that an automated production unit without maintenance costs after built, is completely ecological and serves up natural resources to operate at full capacity. Economically only have the initial cost of building the entire mechanism inherent in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8:07:51.168000000</meta:creation-date>
    <dc:date>2019-06-03T13:49:45.254000000</dc:date>
    <meta:editing-duration>P3DT9H54M12S</meta:editing-duration>
    <meta:editing-cycles>5</meta:editing-cycles>
    <meta:generator>LibreOffice/6.2.4.2$Windows_X86_64 LibreOffice_project/2412653d852ce75f65fbfa83fb7e7b669a126d64</meta:generator>
    <meta:document-statistic meta:table-count="0" meta:image-count="1" meta:object-count="0" meta:page-count="1" meta:paragraph-count="1" meta:word-count="82" meta:character-count="524" meta:non-whitespace-character-count="443"/>
  </office:meta>
</office:document-meta>
</file>